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55pt"/>
    </style:style>
    <style:style style:name="co2" style:family="table-column">
      <style:table-column-properties fo:break-before="auto" style:column-width="180.9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9.41pt"/>
    </style:style>
    <style:style style:name="co5" style:family="table-column">
      <style:table-column-properties fo:break-before="auto" style:column-width="76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6" table:default-cell-style-name="Default"/>
        <table:table-row table:style-name="ro1">
          <table:table-cell office:value-type="string" calcext:value-type="string">
            <text:p>Stock</text:p>
          </table:table-cell>
          <table:table-cell office:value-type="string" calcext:value-type="string">
            <text:p>Liste matériel</text:p>
          </table:table-cell>
          <table:table-cell office:value-type="string" calcext:value-type="string">
            <text:p>Nbr / kit</text:p>
          </table:table-cell>
          <table:table-cell office:value-type="string" calcext:value-type="string">
            <text:p>Prix pièce</text:p>
          </table:table-cell>
          <table:table-cell/>
          <table:table-cell office:value-type="string" calcext:value-type="string">
            <text:p>Remarqu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Sourc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CB FR-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C2]*[.D2]"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égulateur LDO 4-18v → 3.3v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formula="of:=[.C3]*[.D3]" office:value-type="float" office:value="0.25" calcext:value-type="float">
            <text:p>0.25</text:p>
          </table:table-cell>
          <table:table-cell/>
          <table:table-cell office:value-type="string" calcext:value-type="string">
            <text:p><text:a xlink:href="https://www.distrelec.ch/en/ldo-voltage-regulator-3v-1a-to-252-diodes-incorporated-az1117cd-3trg1/p/30041194?q=*&amp;pos=1&amp;origPos=342&amp;origPageSize=10&amp;track=true" xlink:type="simple">AZ1117CD-3.3TRG1</text:a></text:p>
          </table:table-cell>
          <table:table-cell office:value-type="string" calcext:value-type="string">
            <text:p>Distrelec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Microcontrolleur WiFi ESP82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.9" calcext:value-type="float">
            <text:p>2.9</text:p>
          </table:table-cell>
          <table:table-cell table:style-name="ce1" table:formula="of:=[.C4]*[.D4]" office:value-type="float" office:value="2.9" calcext:value-type="float">
            <text:p>2.9</text:p>
          </table:table-cell>
          <table:table-cell table:style-name="ce1" office:value-type="string" calcext:value-type="string">
            <text:p>Avec WiFi</text:p>
          </table:table-cell>
          <table:table-cell table:style-name="ce1" office:value-type="string" calcext:value-type="string">
            <text:p>(stock fablab)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Transistors gestion ESP826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string" calcext:value-type="string">
            <text:p>https://www.mouser.com/datasheet/2/348/emh4fha-e-1665679.pdf</text:p>
          </table:table-cell>
          <table:table-cell table:style-name="ce1" office:value-type="string" calcext:value-type="string">
            <text:p>Mouser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Convertisseur ADC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[.C6]*[.D6]" office:value-type="float" office:value="2.2" calcext:value-type="float">
            <text:p>2.2</text:p>
          </table:table-cell>
          <table:table-cell office:value-type="string" calcext:value-type="string">
            <text:p>Jusqu’à 12 mesures</text:p>
          </table:table-cell>
          <table:table-cell table:style-name="ce2" office:value-type="string" calcext:value-type="string">
            <text:p><text:a xlink:href="https://www.mouser.ch/ProductDetail/Maxim-Integrated/MAX11603EEE%2B?qs=sGAEpiMZZMvTvDTV69d2Qgv0TBYEGHli4tfiKIPJ%252BU8%3D" xlink:type="simple">MAX11603EEE+</text:a>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tepper driver MP6500</text:p>
          </table:table-cell>
          <table:table-cell office:value-type="float" office:value="2" calcext:value-type="float">
            <text:p>2</text:p>
          </table:table-cell>
          <table:table-cell office:value-type="float" office:value="2.77" calcext:value-type="float">
            <text:p>2.77</text:p>
          </table:table-cell>
          <table:table-cell table:formula="of:=[.C7]*[.D7]" office:value-type="float" office:value="5.54" calcext:value-type="float">
            <text:p>5.54</text:p>
          </table:table-cell>
          <table:table-cell office:value-type="string" calcext:value-type="string">
            <text:p>Pompe + Ouverture</text:p>
          </table:table-cell>
          <table:table-cell table:style-name="ce2" office:value-type="string" calcext:value-type="string">
            <text:p><text:a xlink:href="https://www.mouser.ch/ProductDetail/Monolithic-Power-Systems-MPS/MP6500AGF-P?qs=sGAEpiMZZMsG1k5vdNM%2FczHvobs%252BcPLoj29Dbx8tA4s%3D" xlink:type="simple">MP6500AGF-P</text:a>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tepper motor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C8]*[.D8]" office:value-type="float" office:value="10" calcext:value-type="float">
            <text:p>10</text:p>
          </table:table-cell>
          <table:table-cell/>
          <table:table-cell office:value-type="string" calcext:value-type="string">
            <text:p>(stock fablab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pteur numérique de température et d'humidité AM2320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table:formula="of:=[.C9]*[.D9]" office:value-type="float" office:value="4.2" calcext:value-type="float">
            <text:p>4.2</text:p>
          </table:table-cell>
          <table:table-cell/>
          <table:table-cell office:value-type="string" calcext:value-type="string">
            <text:p><text:a xlink:href="https://www.distrelec.ch/en/am2320-digital-temperature-and-humidity-sensor-5v-adafruit-3721/p/30139175?track=true&amp;no-cache=true" xlink:type="simple">Adafruit 3721</text:a></text:p>
          </table:table-cell>
          <table:table-cell office:value-type="string" calcext:value-type="string">
            <text:p>Distrelec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2:.E9])" office:value-type="float" office:value="26.59" calcext:value-type="float">
            <text:p>26.59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ttps://www.pcbway.com/project/shareproject/WiFi_controlled_stepper_motors_with_ESP8266.html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74HC161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https://www.mouser.ch/datasheet/2/916/74HC161-1319856.pdf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EXB-A10P103J</text:p>
          </table:table-cell>
          <table:table-cell office:value-type="string" calcext:value-type="string">
            <text:p>R Array</text:p>
          </table:table-cell>
          <table:table-cell office:value-type="string" calcext:value-type="string">
            <text:p>https://www.mouser.com/ProductDetail/Panasonic/EXB-E10C103J?qs=sGAEpiMZZMvrmc6UYKmaNUlJ7%252BeKEh%2FtEqE%252BC5iz7lo%3D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4">00/00/0000</text:date>, <text:time style:data-style-name="N2" text:time-value="16:14:22.1279984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11:34:52.843440139</meta:creation-date>
    <dc:date>2020-02-24T18:42:07.906291963</dc:date>
    <meta:editing-duration>P1DT15H30M54S</meta:editing-duration>
    <meta:editing-cycles>11</meta:editing-cycles>
    <meta:generator>LibreOffice/5.1.6.2$Linux_X86_64 LibreOffice_project/10m0$Build-2</meta:generator>
    <meta:document-statistic meta:table-count="1" meta:cell-count="63" meta:object-count="0"/>
  </office:meta>
</office:document-meta>
</file>